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332cm" table:align="right"/>
    </style:style>
    <style:style style:name="Table1.A" style:family="table-column">
      <style:table-column-properties style:column-width="17.332cm"/>
    </style:style>
    <style:style style:name="Table1.1" style:family="table-row">
      <style:table-row-properties style:min-row-height="24.395cm"/>
    </style:style>
    <style:style style:name="Table1.A1" style:family="table-cell">
      <style:table-cell-properties style:vertical-align="middle" fo:padding="0.097cm" fo:border="0.05pt solid #000000"/>
    </style:style>
    <style:style style:name="Tabla1" style:family="table">
      <style:table-properties style:width="17.138cm" table:align="margins"/>
    </style:style>
    <style:style style:name="Tabla1.A" style:family="table-column">
      <style:table-column-properties style:column-width="6.052cm" style:rel-column-width="23142*"/>
    </style:style>
    <style:style style:name="Tabla1.B" style:family="table-column">
      <style:table-column-properties style:column-width="11.086cm" style:rel-column-width="42393*"/>
    </style:style>
    <style:style style:name="Tabla1.1" style:family="table-row">
      <style:table-row-properties style:min-row-height="3.889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0.894cm" table:align="margins"/>
    </style:style>
    <style:style style:name="Tabla2.A" style:family="table-column">
      <style:table-column-properties style:column-width="5.447cm" style:rel-column-width="32767*"/>
    </style:style>
    <style:style style:name="Tabla2.B" style:family="table-column">
      <style:table-column-properties style:column-width="5.447cm" style:rel-column-width="32768*"/>
    </style:style>
    <style:style style:name="Tabla2.A1" style:family="table-cell">
      <style:table-cell-properties fo:padding="0.097cm" fo:border="none"/>
    </style:style>
    <style:style style:name="Table3" style:family="table">
      <style:table-properties style:width="14.764cm" fo:margin-left="0.443cm" table:align="left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2.858cm"/>
    </style:style>
    <style:style style:name="Table3.C" style:family="table-column">
      <style:table-column-properties style:column-width="5.001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3.625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138cm" table:align="margins"/>
    </style:style>
    <style:style style:name="Table4.A" style:family="table-column">
      <style:table-column-properties style:column-width="9.982cm" style:rel-column-width="38170*"/>
    </style:style>
    <style:style style:name="Table4.B" style:family="table-column">
      <style:table-column-properties style:column-width="7.156cm" style:rel-column-width="2736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138cm" table:align="margins"/>
    </style:style>
    <style:style style:name="Table5.A" style:family="table-column">
      <style:table-column-properties style:column-width="5.398cm" style:rel-column-width="20638*"/>
    </style:style>
    <style:style style:name="Table5.B" style:family="table-column">
      <style:table-column-properties style:column-width="11.74cm" style:rel-column-width="44897*"/>
    </style:style>
    <style:style style:name="Table5.A1" style:family="table-cell">
      <style:table-cell-properties fo:padding="0.097cm" fo:border="none"/>
    </style:style>
    <style:style style:name="Table7" style:family="table">
      <style:table-properties style:width="17.039cm" table:align="left"/>
    </style:style>
    <style:style style:name="Table7.A" style:family="table-column">
      <style:table-column-properties style:column-width="5.371cm"/>
    </style:style>
    <style:style style:name="Table7.B" style:family="table-column">
      <style:table-column-properties style:column-width="11.668cm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6b95d9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48060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6bb2f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6bb2f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6332d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258f76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46c556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paragraph-rsid="000f243c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paragraph-rsid="006bb2f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text-properties fo:color="#000000" style:font-name="Arial" fo:font-size="12pt" officeooo:paragraph-rsid="0048060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officeooo:paragraph-rsid="001c61c5"/>
    </style:style>
    <style:style style:name="P19" style:family="paragraph" style:parent-style-name="Standard">
      <style:paragraph-properties fo:text-align="center" style:justify-single-word="false"/>
      <style:text-properties style:use-window-font-color="true" officeooo:paragraph-rsid="0056564e" fo:background-color="transparent"/>
    </style:style>
    <style:style style:name="P20" style:family="paragraph" style:parent-style-name="Standard"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4137d9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4c4c4c" style:text-outline="false" style:text-line-through-style="none" style:text-line-through-type="none" style:font-name="Arial" fo:font-size="12pt" fo:font-style="normal" fo:text-shadow="none" style:text-underline-style="none" fo:font-weight="normal" officeooo:paragraph-rsid="0071c6e1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color="#000000" style:font-name="Arial" fo:font-size="12pt" style:font-size-asian="12pt" style:font-size-complex="12pt"/>
    </style:style>
    <style:style style:name="P24" style:family="paragraph" style:parent-style-name="Table_20_Contents">
      <style:text-properties style:font-name="Arial" fo:font-size="12pt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4c4c4c"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4c4c4c" style:text-outline="false" style:text-line-through-style="none" style:text-line-through-type="none" style:font-name="Arial" fo:font-size="12pt" fo:font-style="normal" fo:text-shadow="none" style:text-underline-style="none" fo:font-weight="normal" officeooo:paragraph-rsid="0057f7b9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4c4c4c" style:text-outline="false" style:text-line-through-style="none" style:text-line-through-type="none" style:font-name="Arial" fo:font-size="12pt" fo:font-style="normal" fo:text-shadow="none" style:text-underline-style="none" fo:font-weight="normal" officeooo:paragraph-rsid="0071c6e1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Text_20_body">
      <style:paragraph-properties fo:margin-top="0cm" fo:margin-bottom="0cm" loext:contextual-spacing="false"/>
      <style:text-properties fo:font-size="6pt" style:font-size-asian="6pt" style:font-size-complex="6pt"/>
    </style:style>
    <style:style style:name="P30" style:family="paragraph" style:parent-style-name="Table_20_Contents">
      <style:paragraph-properties fo:text-align="start" style:justify-single-word="false"/>
      <style:text-properties fo:color="#4c4c4c"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font-style="italic" fo:text-shadow="none" style:text-underline-style="none" fo:font-weight="normal" officeooo:rsid="001c61c5" style:font-name-asian="Arial1" style:font-size-asian="10pt" style:font-style-asian="italic" style:font-weight-asian="normal" style:font-name-complex="Arial1" style:font-size-complex="10pt" style:font-style-complex="italic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0pt" fo:font-style="italic" fo:text-shadow="none" style:text-underline-style="none" fo:font-weight="normal" officeooo:rsid="001c61c5" style:font-name-asian="Arial1" style:font-size-asian="10pt" style:font-style-asian="italic" style:font-weight-asian="normal" style:font-name-complex="Arial1" style:font-size-complex="10pt" style:font-style-complex="italic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0pt" fo:font-style="italic" fo:text-shadow="none" style:text-underline-style="none" fo:font-weight="normal" officeooo:rsid="002fd367" style:font-name-asian="Arial1" style:font-size-asian="10pt" style:font-style-asian="italic" style:font-weight-asian="normal" style:font-name-complex="Arial1" style:font-size-complex="10pt" style:font-style-complex="italic" style:font-weight-complex="normal" style:text-emphasize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font-name="Arial1"/>
    </style:style>
    <style:style style:name="T9" style:family="text">
      <style:text-properties fo:color="#000000" style:font-name="Arial1" fo:font-size="12pt" fo:font-weight="bold" officeooo:rsid="001c61c5" style:font-size-asian="12pt" style:font-weight-asian="bold" style:font-size-complex="12pt" style:font-weight-complex="bold"/>
    </style:style>
    <style:style style:name="T10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1c61c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c61c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13" style:family="text">
      <style:text-properties officeooo:rsid="000f955f"/>
    </style:style>
    <style:style style:name="T14" style:family="text">
      <style:text-properties officeooo:rsid="00258f76"/>
    </style:style>
    <style:style style:name="T15" style:family="text">
      <style:text-properties officeooo:rsid="00264c14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2624a"/>
    </style:style>
    <style:style style:name="T18" style:family="text">
      <style:text-properties fo:font-variant="normal" fo:text-transform="none" style:font-name="Arial1" fo:font-size="9pt" fo:letter-spacing="normal" fo:font-style="italic" fo:font-weight="normal" style:font-style-asian="italic" style:font-style-complex="italic"/>
    </style:style>
    <style:style style:name="T19" style:family="text">
      <style:text-properties officeooo:rsid="005acdbb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ext-input text:description="#foreach($i in $listaFacturasImpuestos)">#foreach($i in $listaFacturasImpuestos)</text:text-inpu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a1" table:style-name="Tabla1">
              <table:table-column table:style-name="Tabla1.A"/>
              <table:table-column table:style-name="Tabla1.B"/>
              <table:table-row table:style-name="Tabla1.1">
                <table:table-cell table:style-name="Tabla1.A1" office:value-type="string">
                  <text:p text:style-name="P25"><draw:frame text:anchor-type="char" draw:z-index="0" draw:name="Picture 41" draw:style-name="gr1" draw:text-style-name="P31" svg:width="4.592cm" svg:height="3.525cm" svg:x="0.067cm" svg:y="0.072cm"><draw:image xlink:href="Pictures/20000009000047A1000049482F0CE9AD30EA6E9A.wmf" xlink:type="simple" xlink:show="embed" xlink:actuate="onLoad"><text:p/></draw:image></draw:frame></text:p>
                </table:table-cell>
                <table:table-cell table:style-name="Tabla1.A1" office:value-type="string">
                  <table:table table:name="Tabla2" table:style-name="Tabla2">
                    <table:table-column table:style-name="Tabla2.A"/>
                    <table:table-column table:style-name="Tabla2.B"/>
                    <table:table-row>
                      <table:table-cell table:style-name="Tabla2.A1" office:value-type="string">
                        <text:p text:style-name="P6"/>
                      </table:table-cell>
                      <table:table-cell table:style-name="Tabla2.A1" office:value-type="string">
                        <text:p text:style-name="P8"/>
                      </table:table-cell>
                    </table:table-row>
                    <table:table-row>
                      <table:table-cell table:style-name="Tabla2.A1" office:value-type="string">
                        <text:p text:style-name="P6">Comprobante Nº:</text:p>
                      </table:table-cell>
                      <table:table-cell table:style-name="Tabla2.A1" office:value-type="string">
                        <text:p text:style-name="P6"><text:text-input text:description="$i.nombre">$i.nombre</text:text-input></text:p>
                      </table:table-cell>
                    </table:table-row>
                    <table:table-row>
                      <table:table-cell table:style-name="Tabla2.A1" office:value-type="string">
                        <text:p text:style-name="P6">Fecha de Retención:</text:p>
                      </table:table-cell>
                      <table:table-cell table:style-name="Tabla2.A1" office:value-type="string">
                        <text:p text:style-name="P16"><text:text-input text:description="$i.getFechaPago()">$i.getFechaPago()</text:text-input></text:p>
                      </table:table-cell>
                    </table:table-row>
                  </table:table>
                  <text:p text:style-name="P25"/>
                </table:table-cell>
              </table:table-row>
            </table:table>
            <text:p text:style-name="P10"><text:span text:style-name="T16">Retención de </text:span><text:span text:style-name="T17">Sellos</text:span></text:p>
            <text:p text:style-name="P19"><text:span text:style-name="T4">Se hace constar que en nuestra calidad de Agentes de Retención según</text:span><text:span text:style-name="T3"> </text:span><text:span text:style-name="T18">RG 013/97</text:span><text:span text:style-name="T4"> (y modif.) hemos procedido a retener el <text:s/></text:span><text:span text:style-name="T5">0,5 </text:span><text:span text:style-name="T4">% correspondiente al Impuesto a los Sellos de la Provincia de Misiones, según el detalle siguiente</text:span></text:p>
            <text:p text:style-name="P13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4">Expte:</text:p>
                </table:table-cell>
                <table:table-cell table:style-name="Table3.A1" office:value-type="string">
                  <text:p text:style-name="P7"><text:text-input text:description="$expediente$i.factura.expediente.getExpedienteEjercicio()">$i.factura.expediente.getExpedienteEjercicio()</text:text-input></text:p>
                </table:table-cell>
                <table:table-cell table:style-name="Table3.A1" office:value-type="string">
                  <text:p text:style-name="P4"/>
                </table:table-cell>
                <table:table-cell table:style-name="Table3.A1" office:value-type="string">
                  <text:p text:style-name="P4">OPN°</text:p>
                </table:table-cell>
                <table:table-cell table:style-name="Table3.A1" office:value-type="string">
                  <text:p text:style-name="P7"><text:text-input text:description="$i.factura.ordenPago.numero">$i.factura.ordenPago.numero</text:text-input></text:p>
                </table:table-cell>
              </table:table-row>
            </table:table>
            <text:p text:style-name="P9"/>
            <text:p text:style-name="P14"><text:span text:style-name="T7"><text:s/></text:span>Agente de Retención</text:p>
            <text:p text:style-name="P9"/>
            <text:p text:style-name="P12"><text:s/><text:span text:style-name="T8">Denominación: PARQUE DE LA SALUD DE LA PROVINCIA DE MISIONES DR. RAMON MADARIAGA LEY XVII Nº 70</text:span></text:p>
            <text:p text:style-name="P22"/>
            <text:p text:style-name="P12"><text:s/>Domicilio: <text:span text:style-name="T8">Av. Marconi 3736</text:span></text:p>
            <text:p text:style-name="P22"/>
            <text:p text:style-name="P5"><text:s/>CUIT: <text:span text:style-name="T8">30-71222430-0</text:span></text:p>
            <text:p text:style-name="P15"><text:s/></text:p>
            <text:p text:style-name="P18"><text:span text:style-name="T10"><text:s/></text:span><text:span text:style-name="T11">N</text:span><text:span text:style-name="T12">º Cta. Cte: </text:span><text:bookmark text:name=":xl"/><text:span text:style-name="T9">300109408769227</text:span></text:p>
            <text:p text:style-name="P4"/>
            <text:p text:style-name="P14"><text:span text:style-name="T7"><text:s/>Proveedor: </text:span><text:span text:style-name="T7"><text:text-input text:description="$i.factura.proveedor.nombre">$i.factura.proveedor.nombre</text:text-input></text:span></text:p>
            <text:p text:style-name="P3"/>
            <text:p text:style-name="P1"><text:span text:style-name="T6"><text:s/>Domicilio: <text:s/></text:span><text:span text:style-name="T6"><text:text-input text:description="$i.factura.proveedor.getFirstDireccion()">$i.factura.proveedor.getFirstDireccion()</text:text-input></text:span></text:p>
            <text:p text:style-name="P23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7"><text:span text:style-name="T1">CUIT N°: <text:s/></text:span><text:span text:style-name="T2"><text:text-input text:description="$i.factura.proveedor.cuit">$i.factura.proveedor.cuit</text:text-input></text:span></text:p>
                </table:table-cell>
                <table:table-cell table:style-name="Table4.A1" office:value-type="string">
                  <text:p text:style-name="P22">IBCM:</text:p>
                </table:table-cell>
              </table:table-row>
            </table:table>
            <text:p text:style-name="P23"><text:text-input text:description="#if($i.getBaseMoneda()  != &quot;&quot;)">#if($i.getBaseMoneda()  != "")</text:text-input>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1"><text:span text:style-name="T14">Base Imponible</text:span>:</text:p>
                </table:table-cell>
                <table:table-cell table:style-name="Table5.A1" office:value-type="string">
                  <text:p text:style-name="P24"><text:span text:style-name="T15"><text:text-input text:description="$i.getBaseMoneda()">$i.getBaseMoneda()</text:text-input></text:span><text:span text:style-name="T15"> (</text:span><text:span text:style-name="T15"><text:text-input text:description="$i.getBaseLetra()">$i.getBaseLetra()</text:text-input></text:span><text:span text:style-name="T15">)</text:span></text:p>
                </table:table-cell>
              </table:table-row>
            </table:table>
            <text:p text:style-name="P23"><text:text-input text:description="#else">#else</text:text-input></text:p>
            <text:p text:style-name="P23"/>
            <text:p text:style-name="P23"><text:text-input text:description="#end">#end</text:text-input></text:p>
            <text:p text:style-name="P23"/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3">Importe Retenido: </text:p>
                </table:table-cell>
                <table:table-cell table:style-name="Table7.A1" office:value-type="string">
                  <text:p text:style-name="P2"><text:text-input text:description="$i.getMontoMoneda()">$i.getMontoMoneda()</text:text-input> <text:span text:style-name="T13">(</text:span><text:span text:style-name="T13"><text:text-input text:description="$i.getMontoLetra()">$i.getMontoLetra()</text:text-input></text:span><text:span text:style-name="T13">)</text:span></text:p>
                </table:table-cell>
              </table:table-row>
            </table:table>
            <text:p text:style-name="P26"/>
            <text:p text:style-name="P26"/>
            <text:p text:style-name="P26"/>
            <text:p text:style-name="P26"/>
            <text:p text:style-name="P26"/>
            <text:p text:style-name="P26"><text:s text:c="63"/></text:p>
            <text:p text:style-name="P26"/>
            <text:p text:style-name="P21"><text:s text:c="65"/>…...................................</text:p>
            <text:p text:style-name="P28"><text:s text:c="67"/><text:span text:style-name="T19">DEPTO.</text:span> TESORER<text:span text:style-name="T19">IA</text:span></text:p>
            <text:p text:style-name="P27"/>
          </table:table-cell>
        </table:table-row>
      </table:table>
      <text:p text:style-name="P20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9cm" fo:margin-bottom="1.43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18T17:58:01</meta:creation-date>
    <dc:date>2020-11-17T11:37:03.802092029</dc:date>
    <meta:editing-duration>P1DT19H19M11S</meta:editing-duration>
    <meta:editing-cycles>150</meta:editing-cycles>
    <meta:generator>LibreOffice/5.1.6.2$Linux_X86_64 LibreOffice_project/10m0$Build-2</meta:generator>
    <meta:document-statistic meta:table-count="7" meta:image-count="0" meta:object-count="0" meta:page-count="1" meta:paragraph-count="32" meta:word-count="146" meta:character-count="1182" meta:non-whitespace-character-count="894"/>
  </office:meta>
</office:document-meta>
</file>